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4.0216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Done?</text:p>
          </table:table-cell>
          <table:table-cell office:value-type="string" table:style-name="ce1">
            <text:p>Cat-Orig</text:p>
          </table:table-cell>
          <table:table-cell office:value-type="string" table:style-name="ce1">
            <text:p>Subcat-Orig</text:p>
          </table:table-cell>
          <table:table-cell office:value-type="string" table:style-name="ce1">
            <text:p>Cat-New</text:p>
          </table:table-cell>
          <table:table-cell office:value-type="string" table:style-name="ce1">
            <text:p>Subcat-New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Момичешки Игр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gir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arbie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arbi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ratz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ratz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везден грим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tar-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апознанств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a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ress-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ическ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air-styl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дравей Kitty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ello-kitt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 на кон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r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Целувк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ki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Грим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ироно Студио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nail-stud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Powerpuff Girl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powerpuff-girl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Обзавеждане на стая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me-dec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Игрите на Сю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ue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totally-spi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Сватб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ed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Winx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in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Преобразяв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ov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кшън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Стрелб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hoo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Бой на арен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ren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Астероид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steroi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Boxhea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he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Игри с бох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Защитавай база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Ниндж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inj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дин vs Всички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1 vs 1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тичай и стреля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un-n-g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Street Fighter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treet-figh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Turret Защи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urret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Воени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Xiao Xiao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xiao-xia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в мултиплеар</text:p>
          </table:table-cell>
          <table:table-cell office:value-type="string" table:style-name="ce1">
            <text:p>Игри в мултиплеар</text:p>
          </table:table-cell>
          <table:table-cell office:value-type="string" table:style-name="ce1">
            <text:p>multiplayer</text:p>
          </table:table-cell>
          <table:table-cell office:value-type="string" table:style-name="ce1">
            <text:p>multiplay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имулации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imul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Построй твой остров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isla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Игри с ресторант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estaura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коростно влакче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ollercoas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компан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compan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Ферма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far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Sim Dat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dating-si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тратег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trateg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Tower Defenc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tower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po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ъздушен Хокей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ir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ейз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аске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ke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иля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illiar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BMX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m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оулинг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owl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трелеца с лък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rc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Дарц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Народна Топк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odg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иболов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is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tr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Яздене на кон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horse-ri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Хокей на ле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ice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 на горе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ertical-hi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Мини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mini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Олимпийските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olympic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ърз Пуу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quick-poo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ъгб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rugb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ейт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ate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i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ноу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now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Фу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oo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Surfe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urf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 на мас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able-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олей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olley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Yetisports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yeti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Зим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winter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ен бар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r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рудн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ifficul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аланс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ala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Прескочи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ou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loons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loo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ubble Trouble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ubble-trou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Гюл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rebuche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Хван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c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оч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кове на Делфин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lph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Не се страхувай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nt-get-cau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исув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sketc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ързо Пис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yp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ш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aquariu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our Second Fury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our-second-fu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Миньор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in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чи наврем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jum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Line Rid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ine-rid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вижи Миш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ou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тигни другата стран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other-e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ъркалай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мени въжет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еакци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e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зическ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physi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огически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g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Aqua Energizer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qua-energiz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ejeweled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ejewel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ремести Кут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okob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loxorz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loxorz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трелба по Бало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ub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Gridlock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gridlo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учи път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a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ъзел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jigsa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прави пъ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i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Цветове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olor-m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абирин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abyrin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Запомнящи се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im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Puzzle Quest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uzzle-ques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Търси картинк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hidden-objec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мери разлик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find-the-differe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Опитай се да избягаш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esca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Zuma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zu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форм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осочи и натис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oint-cli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Верижна реакц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ha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Мач 3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Детски Игр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hildre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Носе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arry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цветявай книжк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oloring-book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looney-tun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Памет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mem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hrek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hre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pongebob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pongebob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Мечо Пух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winnie-the-poo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Топография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topograph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or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бразователн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education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Игри за обзавежда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renov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3D 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3d-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Pimp My Rid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imp-my-rid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Dirtbik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irtb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Дрифт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f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Уроци по Шоф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ving-less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Формула 1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Хълмов състезател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h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ртинг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ka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айн 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a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Monster Truck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nster-tru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Мотокрос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tocro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Парк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ar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уад рейсъ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qu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скадьо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stuntm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етящ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li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Online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onli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Готвене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coo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анц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dan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Музика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mus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Забавни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f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елевизия &amp; Филм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tv-film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аска 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лекджек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blackja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ъс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Табл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cker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Шах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Махжонг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hjo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Mastermind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stermi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Покер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pok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Рулет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roulet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Солитар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olitai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ърз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spe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udok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с размяна на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dra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class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Bomber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omberm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Breakout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reakou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Lemming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lemming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Минно Поле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minesweep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Класически игри</text:p>
          </table:table-cell>
          <table:table-cell office:value-type="string" table:style-name="ce1">
            <text:p>Pac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ac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Пинбол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inbal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ong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o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Змия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snak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Tetri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tetr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Worm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worm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Адвенчър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dven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Garfield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garfiel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Harry Potter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harry-pot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упер Марио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uper-mar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rp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оник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ic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Spiderman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pider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The Simpsons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he-simpso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Ben 10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ben-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Naruto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arut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Платформени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platformer</text:p>
          </table:table-cell>
          <table:table-cell table:number-columns-repeated="16379"/>
        </table:table-row>
        <table:table-row table:number-rows-repeated="10483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kola Mihaylov</meta:initial-creator>
    <dc:creator>Nikola Mihaylov</dc:creator>
    <meta:creation-date>2024-05-15T08:51:04Z</meta:creation-date>
    <dc:date>2024-05-16T13:50:03Z</dc:date>
    <meta:editing-duration>PT0S</meta:editing-duration>
  </office:meta>
</office:document-meta>
</file>